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47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marker-start-width="0.35cm" draw:marker-end="Circ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4cm" svg:height="6.9cm" draw:transform="rotate (1.5707963267949) translate (12.9cm 5.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12cm" svg:height="5.939cm" draw:transform="rotate (1.5707963267949) translate (13.384cm 5.026cm)">
          <text:p/>
          <draw:enhanced-geometry svg:viewBox="0 0 21600 21600" draw:path-stretchpoint-x="10800" draw:path-stretchpoint-y="10800" draw:text-areas="?f3 ?f4 ?f5 ?f6" draw:type="round-rectangle" draw:modifiers="494.79383590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5cm" svg:x="1.7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3.766cm" svg:x="2cm" svg:y="7.734cm">
          <text:p/>
          <draw:enhanced-geometry svg:viewBox="0 0 21600 21600" draw:path-stretchpoint-x="10800" draw:path-stretchpoint-y="10800" draw:text-areas="?f3 ?f4 ?f5 ?f6" draw:type="round-rectangle" draw:modifiers="494.79383590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cm" svg:height="0.5cm" svg:x="2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13cm" svg:height="0.767cm" draw:transform="rotate (-0.785747229247848) translate (4.67857033971395cm 5.87688221352926cm)" svg:viewBox="0 0 2131 768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85 31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74 105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path draw:style-name="gr4" draw:text-style-name="P1" draw:layer="layout" svg:width="2.13cm" svg:height="0.767cm" draw:transform="rotate (1.5707963267949) translate (11.0984927804371cm 4.30048772901456cm)" svg:viewBox="0 0 2131 768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85 31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74 105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path draw:style-name="gr5" draw:text-style-name="P1" draw:layer="layout" svg:width="7.333cm" svg:height="19.756cm" svg:x="12.299cm" svg:y="-6.657cm" svg:viewBox="0 0 7334 19757" svg:d="m0 19476 2 26 4 27 8 25 10 25 13 25 15 23 17 22 19 20 20 19 22 17 23 15 25 13 25 10 25 8 27 4 26 2h6771l26-2 27-4 25-8 26-10 24-13 23-15 22-17 21-19 19-20 17-22 15-23 13-25 10-25 8-25 4-27 2-26v-3839l-2-26-4-26-8-26-10-25-13-24-15-23-17-22-19-21-21-19-22-17-23-15-24-13-26-10-25-8-27-4-26-2h-6771l-26 2-27 4-25 8-25 10-25 13-23 15-22 17-20 19-19 21-17 22-15 23-13 24-10 25-8 26-4 26-2 26zm0-15075zm7334-4401z">
          <text:p/>
        </draw:path>
        <draw:polygon draw:style-name="gr6" draw:text-style-name="P1" draw:layer="layout" svg:width="8.5cm" svg:height="0.8cm" svg:x="11.7cm" svg:y="12.699cm" svg:viewBox="0 0 8501 801" draw:points="583,0 7917,0 8501,501 8500,501 8500,801 0,801 0,501">
          <text:p/>
        </draw:polygon>
        <draw:path draw:style-name="gr7" draw:text-style-name="P1" draw:layer="layout" svg:width="6.7cm" svg:height="10.18cm" svg:x="12.599cm" svg:y="2.3cm" svg:viewBox="0 0 6701 10181" svg:d="m0 10101c0 2 0 5 0 7 1 3 1 5 2 8 1 2 1 5 2 7s2 5 3 7 2 5 3 7c2 2 3 5 5 7s3 4 5 6 3 4 5 6 4 3 6 5 4 3 6 5 5 3 7 5c2 1 5 2 7 3s5 2 7 3 5 1 7 2c3 1 5 1 8 2 2 0 5 0 7 0 2180 0 4360 0 6540 0 3 0 5 0 8 0 2-1 5-1 7-2s5-1 7-2c3-1 5-2 8-3 2-1 5-2 7-3 2-2 4-3 6-5s5-3 7-5 4-3 6-5 3-4 5-6 3-4 5-6c1-2 3-5 4-7s3-5 4-7 2-5 3-7 1-5 2-7c1-3 1-5 2-8 0-2 0-5 0-7 0-1113 0-2227 0-3340 0-3 0-5 0-8-1-2-1-5-2-7s-1-5-2-7c-1-3-2-5-3-8-1-2-3-5-4-7s-3-4-4-6c-2-2-3-5-5-7s-3-3-5-5-4-4-6-6-5-3-7-5c-2-1-4-3-6-4s-5-3-7-4c-3-1-5-2-8-3-2-1-5-1-7-2s-5-1-7-2c-3 0-5 0-8 0-2180 0-4360 0-6540 0-2 0-5 0-7 0-3 1-5 1-8 2-2 1-5 1-7 2s-5 2-7 3-5 3-7 4-5 3-7 4c-2 2-4 3-6 5s-4 4-6 6-3 3-5 5-3 5-5 7-3 4-5 6c-1 2-2 5-3 7-1 3-2 5-3 8-1 2-1 5-2 7s-1 5-2 7c0 3 0 5 0 8 0 1113 0 2227 0 3340zm0-6600zm6701-3501z">
          <text:p/>
        </draw:path>
        <draw:path draw:style-name="gr4" draw:text-style-name="P1" draw:layer="layout" svg:width="2.13cm" svg:height="0.767cm" draw:transform="rotate (0.785398163397448) translate (10.7567748576204cm 8.58801626809726cm)" svg:viewBox="0 0 2131 768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85 31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74 105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custom-shape draw:style-name="gr1" draw:text-style-name="P1" draw:layer="layout" svg:width="0.6cm" svg:height="1.5cm" svg:x="6.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cm" svg:height="1.5cm" svg:x="10.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006cm" svg:height="4.006cm" svg:x="6.432cm" svg:y="2.894cm">
          <text:p/>
          <draw:enhanced-geometry svg:viewBox="0 0 21600 21600" draw:type="block-arc" draw:modifiers="176.631857036391 10043.94789325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10" draw:text-style-name="P1" draw:layer="layout" svg:width="1.799cm" svg:height="1.667cm" draw:transform="rotate (-1.5707963267949) translate (8.1cm 5.9cm)" svg:viewBox="0 0 1800 1668" draw:points="0,1668 800,1668 1800,0">
          <text:p/>
        </draw:polyline>
        <draw:g>
          <draw:custom-shape draw:style-name="gr11" draw:text-style-name="P1" draw:layer="layout" svg:width="3.3cm" svg:height="3.3cm" svg:x="6.8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2.776cm" svg:height="1.725cm" draw:transform="rotate (0.965167076352864) translate (6.899999993612cm 5.93899999557674cm)" svg:viewBox="0 0 2777 1726" svg:d="m0 0c1581 0 2777 1726 2777 1726">
            <text:p/>
          </draw:path>
          <draw:path draw:style-name="gr12" draw:text-style-name="P1" draw:layer="layout" svg:width="2.093cm" svg:height="2.457cm" draw:transform="rotate (0.422893277758226) translate (6.69142169912089cm 4.69795055154888cm)" svg:viewBox="0 0 2094 2458" svg:d="m0 2458c2193 0 2093-2458 2093-2458">
            <text:p/>
          </draw:path>
          <draw:path draw:style-name="gr12" draw:text-style-name="P1" draw:layer="layout" svg:width="2.151cm" svg:height="2.515cm" draw:transform="rotate (-1.29992122688538) translate (9.32426583564572cm 4.16578018327068cm)" svg:viewBox="0 0 2152 2516" svg:d="m0 2516c1868 0 2152-2516 2152-2516">
            <text:p/>
          </draw:path>
        </draw:g>
        <draw:g>
          <draw:custom-shape draw:style-name="gr11" draw:text-style-name="P1" draw:layer="layout" svg:width="1.1cm" svg:height="1.1cm" svg:x="2.7cm" svg:y="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2.73333315079795cm 9.71299987403024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56) rotate (0.422369678982628) translate (2.66326591418926cm 9.29915964452272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8) rotate (-1.29957216103498) translate (3.54063186037398cm 9.12001996303938cm)" svg:viewBox="0 0 719 838" svg:d="m0 838c623 1 719-838 719-838">
            <text:p/>
          </draw:path>
        </draw:g>
        <draw:g>
          <draw:custom-shape draw:style-name="gr11" draw:text-style-name="P1" draw:layer="layout" svg:width="1.1cm" svg:height="1.1cm" svg:x="15.8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15.8333331507979cm 3.51299987403024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66) rotate (0.422369678982628) translate (15.7632659141893cm 3.09915964452272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9) rotate (-1.29957216103498) translate (16.640631860374cm 2.92001996303938cm)" svg:viewBox="0 0 719 838" svg:d="m0 838c623 1 719-838 719-838">
            <text:p/>
          </draw:path>
        </draw:g>
        <draw:g>
          <draw:custom-shape draw:style-name="gr11" draw:text-style-name="P1" draw:layer="layout" svg:width="1.1cm" svg:height="1.1cm" svg:x="15.4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15.4333331507979cm 10.7129998740302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71) rotate (0.422369678982628) translate (15.3632659141893cm 10.2991596445227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3) rotate (-1.29957216103498) translate (16.240631860374cm 10.1200199630394cm)" svg:viewBox="0 0 719 838" svg:d="m0 838c623 1 719-838 719-83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Blaser</meta:initial-creator>
    <meta:creation-date>2013-09-17T20:01:50</meta:creation-date>
    <dc:date>2013-12-11T18:20:10</dc:date>
    <dc:creator>Tobias Blaser</dc:creator>
    <meta:editing-duration>PT5M1S</meta:editing-duration>
    <meta:editing-cycles>5</meta:editing-cycles>
    <meta:generator>LibreOffice/3.5$Linux_X86_64 LibreOffice_project/350m1$Build-2</meta:generator>
    <meta:document-statistic meta:object-count="35"/>
  </office:meta>
</office:document-meta>
</file>